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="" draw:marker-start-width="0.1cm" draw:marker-end="Arrow" draw:marker-end-width="0.1cm" draw:textarea-horizontal-align="justify" draw:textarea-vertical-align="middle" draw:auto-grow-height="false"/>
    </style:style>
    <style:style style:name="gr2" style:family="graphic" style:parent-style-name="standard">
      <style:graphic-properties draw:marker-start="" draw:marker-start-width="0.1cm" draw:marker-end="Arrow" draw:marker-end-width="0.1cm" draw:textarea-horizontal-align="center" draw:textarea-vertical-align="middle"/>
    </style:style>
    <style:style style:name="gr3" style:family="graphic" style:parent-style-name="standard">
      <style:graphic-properties draw:marker-start="" draw:marker-start-width="0.1cm" draw:marker-end="Arrow" draw:marker-end-width="0.1cm" draw:textarea-horizontal-align="center" draw:textarea-vertical-align="middle"/>
    </style:style>
    <style:style style:name="gr4" style:family="graphic" style:parent-style-name="standard">
      <style:graphic-properties draw:marker-end="Arrow" draw:marker-end-width="0.1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4.062cm" svg:height="1.624cm" svg:x="14.438cm" svg:y="6.5cm">
          <text:p text:style-name="P1"><text:span text:style-name="T1">warning_time</text:span></text:p>
          <text:p text:style-name="P1"><text:span text:style-name="T1">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5" draw:id="id5" draw:layer="layout" svg:width="3.248cm" svg:height="0.812cm" svg:x="14.845cm" svg:y="2.853cm">
          <text:p text:style-name="P1"><text:span text:style-name="T1">Connect to server</text:span></text:p>
        </draw:rect>
        <draw:rect draw:style-name="gr2" draw:text-style-name="P2" xml:id="id1" draw:id="id1" draw:layer="layout" svg:width="1.624cm" svg:height="1.082cm" svg:x="1.5cm" svg:y="16.418cm">
          <text:p text:style-name="P1"><text:span text:style-name="T1">Abort</text:span></text:p>
        </draw:rect>
        <draw:ellipse draw:style-name="gr2" draw:text-style-name="P2" xml:id="id11" draw:id="id11" draw:layer="layout" svg:width="3.247cm" svg:height="1.624cm" svg:x="9cm" svg:y="8.193cm">
          <text:p text:style-name="P1"><text:span text:style-name="T1">Notifier</text:span></text:p>
          <text:p text:style-name="P1"><text:span text:style-name="T1">Cancel / Continue</text:span></text:p>
        </draw:ellipse>
        <draw:rect draw:style-name="gr2" draw:text-style-name="P2" xml:id="id2" draw:id="id2" draw:layer="layout" svg:width="3.248cm" svg:height="0.812cm" svg:x="9.252cm" svg:y="16.489cm">
          <text:p text:style-name="P1"><text:span text:style-name="T1">Write log to service</text:span></text:p>
        </draw:rect>
        <draw:rect draw:style-name="gr2" draw:text-style-name="P2" xml:id="id3" draw:id="id3" draw:layer="layout" svg:width="3.248cm" svg:height="0.812cm" svg:x="14.845cm" svg:y="16.489cm">
          <text:p text:style-name="P1"><text:span text:style-name="T1">End of Event</text:span></text:p>
        </draw:rect>
        <draw:rect draw:style-name="gr2" draw:text-style-name="P2" xml:id="id4" draw:id="id4" draw:layer="layout" svg:width="3.248cm" svg:height="0.812cm" svg:x="14.845cm" svg:y="1.5cm">
          <text:p text:style-name="P1"><text:span text:style-name="T1">Event Start</text:span></text:p>
        </draw:rect>
        <draw:custom-shape draw:style-name="gr1" draw:text-style-name="P2" xml:id="id6" draw:id="id6" draw:layer="layout" svg:width="4.062cm" svg:height="1.624cm" svg:x="14.438cm" svg:y="3.936cm">
          <text:p text:style-name="P1"><text:span text:style-name="T1">Action reque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12" draw:id="id12" draw:layer="layout" svg:width="4.062cm" svg:height="0.812cm" svg:x="14.438cm" svg:y="8.599cm">
          <text:p text:style-name="P1"><text:span text:style-name="T1">Start Actionprocessor</text:span></text:p>
        </draw:rect>
        <draw:custom-shape draw:style-name="gr1" draw:text-style-name="P2" xml:id="id9" draw:id="id9" draw:layer="layout" svg:width="3.562cm" svg:height="2cm" svg:x="14.688cm" svg:y="12cm">
          <text:p text:style-name="P1"><text:span text:style-name="T1">warning_time</text:span></text:p>
          <text:p text:style-name="P1"><text:span text:style-name="T1">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" draw:id="id8" draw:layer="layout" svg:width="3.248cm" svg:height="1.624cm" svg:x="14.845cm" svg:y="9.887cm">
          <text:p text:style-name="P1"><text:span text:style-name="T1">Reboot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10" draw:id="id10" draw:layer="layout" svg:width="3.248cm" svg:height="0.812cm" svg:x="14.845cm" svg:y="14.406cm">
          <text:p text:style-name="P1"><text:span text:style-name="T1">Reboot</text:span></text:p>
        </draw:rect>
        <draw:connector draw:style-name="gr3" draw:text-style-name="P1" draw:layer="layout" svg:x1="2.312cm" svg:y1="17.5cm" svg:x2="9.252cm" svg:y2="16.895cm" draw:start-shape="id1" draw:start-glue-point="2" draw:end-shape="id2" draw:end-glue-point="3" svg:d="m2312 17500v501h3876v-1106h3064">
          <text:p/>
        </draw:connector>
        <draw:connector draw:style-name="gr3" draw:text-style-name="P1" draw:layer="layout" svg:x1="12.5cm" svg:y1="16.895cm" svg:x2="14.845cm" svg:y2="16.895cm" draw:start-shape="id2" draw:start-glue-point="1" draw:end-shape="id3" draw:end-glue-point="3" svg:d="m12500 16895h2345">
          <text:p/>
        </draw:connector>
        <draw:connector draw:style-name="gr3" draw:text-style-name="P1" draw:layer="layout" svg:x1="16.469cm" svg:y1="2.312cm" svg:x2="16.469cm" svg:y2="2.853cm" draw:start-shape="id4" draw:start-glue-point="2" draw:end-shape="id5" draw:end-glue-point="0" svg:d="m16469 2312v541">
          <text:p/>
        </draw:connector>
        <draw:connector draw:style-name="gr3" draw:text-style-name="P1" draw:layer="layout" svg:x1="16.469cm" svg:y1="3.665cm" svg:x2="16.469cm" svg:y2="3.936cm" draw:start-shape="id5" draw:start-glue-point="2" draw:end-shape="id6" draw:end-glue-point="4" svg:d="m16469 3665v271">
          <text:p/>
        </draw:connector>
        <draw:connector draw:style-name="gr3" draw:text-style-name="P1" draw:layer="layout" svg:x1="14.438cm" svg:y1="4.748cm" svg:x2="2.312cm" svg:y2="16.418cm" draw:start-shape="id6" draw:start-glue-point="5" draw:end-shape="id1" draw:end-glue-point="0" svg:d="m14438 4748h-12126v11670">
          <text:p/>
        </draw:connector>
        <draw:connector draw:style-name="gr3" draw:text-style-name="P1" draw:layer="layout" svg:x1="16.469cm" svg:y1="5.56cm" svg:x2="16.469cm" svg:y2="6.5cm" draw:start-shape="id6" draw:start-glue-point="6" draw:end-shape="id7" draw:end-glue-point="4" svg:d="m16469 5560v940">
          <text:p/>
        </draw:connector>
        <draw:connector draw:style-name="gr3" draw:text-style-name="P1" draw:layer="layout" svg:x1="16.469cm" svg:y1="11.511cm" svg:x2="16.469cm" svg:y2="12cm" draw:start-shape="id8" draw:start-glue-point="6" draw:end-shape="id9" draw:end-glue-point="4" svg:d="m16469 11511v489">
          <text:p/>
        </draw:connector>
        <draw:connector draw:style-name="gr3" draw:text-style-name="P1" draw:layer="layout" svg:x1="16.469cm" svg:y1="14cm" svg:x2="16.469cm" svg:y2="14.406cm" draw:start-shape="id9" draw:start-glue-point="6" draw:end-shape="id10" draw:end-glue-point="0" svg:d="m16469 14000v406">
          <text:p/>
        </draw:connector>
        <draw:connector draw:style-name="gr3" draw:text-style-name="P1" draw:layer="layout" svg:x1="14.438cm" svg:y1="7.312cm" svg:x2="10.623cm" svg:y2="8.193cm" draw:start-shape="id7" draw:start-glue-point="5" draw:end-shape="id11" draw:end-glue-point="0" svg:d="m14438 7312h-3815v881">
          <text:p/>
        </draw:connector>
        <draw:connector draw:style-name="gr3" draw:text-style-name="P1" draw:layer="layout" draw:line-skew="-2.062cm" svg:x1="9cm" svg:y1="9.005cm" svg:x2="3.124cm" svg:y2="16.959cm" draw:start-shape="id11" draw:start-glue-point="3" draw:end-shape="id1" draw:end-glue-point="1" svg:d="m9000 9005h-5000v7954h-876">
          <text:p/>
        </draw:connector>
        <draw:connector draw:style-name="gr3" draw:text-style-name="P1" draw:layer="layout" svg:x1="12.247cm" svg:y1="9.005cm" svg:x2="14.438cm" svg:y2="9.005cm" draw:start-shape="id11" draw:start-glue-point="1" draw:end-shape="id12" draw:end-glue-point="3" svg:d="m12247 9005h2191">
          <text:p/>
        </draw:connector>
        <draw:ellipse draw:style-name="gr2" draw:text-style-name="P2" xml:id="id13" draw:id="id13" draw:layer="layout" svg:width="3.247cm" svg:height="1.624cm" svg:x="9cm" svg:y="14cm">
          <text:p text:style-name="P1"><text:span text:style-name="T1">Notifier</text:span></text:p>
          <text:p text:style-name="P1"><text:span text:style-name="T1">Cancel / Continue</text:span></text:p>
        </draw:ellipse>
        <draw:connector draw:style-name="gr3" draw:text-style-name="P1" draw:layer="layout" svg:x1="14.688cm" svg:y1="13cm" svg:x2="10.623cm" svg:y2="14cm" draw:start-shape="id9" draw:start-glue-point="5" draw:end-shape="id13" draw:end-glue-point="0" svg:d="m14688 13000h-4065v1000">
          <text:p/>
        </draw:connector>
        <draw:connector draw:style-name="gr3" draw:text-style-name="P1" draw:layer="layout" svg:x1="12.247cm" svg:y1="14.812cm" svg:x2="14.845cm" svg:y2="14.812cm" draw:start-shape="id13" draw:start-glue-point="1" draw:end-shape="id10" draw:end-glue-point="3" svg:d="m12247 14812h2598">
          <text:p/>
        </draw:connector>
        <draw:connector draw:style-name="gr3" draw:text-style-name="P1" draw:layer="layout" draw:line-skew="-3.801cm" svg:x1="14.845cm" svg:y1="10.699cm" svg:x2="3.124cm" svg:y2="16.959cm" draw:start-shape="id8" draw:start-glue-point="5" draw:end-shape="id1" draw:end-glue-point="1" svg:d="m14845 10699h-9661v6260h-2060">
          <text:p/>
        </draw:connector>
        <draw:custom-shape draw:style-name="gr1" draw:text-style-name="P2" xml:id="id14" draw:id="id14" draw:layer="layout" svg:width="3.5cm" svg:height="1.5cm" svg:x="5.5cm" svg:y="11cm">
          <text:p text:style-name="P1"><text:span text:style-name="T1"><text:s text:c="4"/></text:span><text:span text:style-name="T1">Wait repetition time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3" draw:text-style-name="P1" draw:layer="layout" draw:line-skew="-0.312cm" svg:x1="9cm" svg:y1="14.812cm" svg:x2="3.124cm" svg:y2="16.959cm" draw:start-shape="id13" draw:start-glue-point="3" draw:end-shape="id1" draw:end-glue-point="1" svg:d="m9000 14812h-3250v2147h-2626">
          <text:p/>
        </draw:connector>
        <draw:connector draw:style-name="gr3" draw:text-style-name="P1" draw:layer="layout" svg:x1="9cm" svg:y1="14.812cm" svg:x2="7.25cm" svg:y2="12.5cm" draw:start-shape="id13" draw:start-glue-point="3" draw:end-shape="id14" svg:d="m9000 14812h-1750v-2312">
          <text:p/>
        </draw:connector>
        <draw:connector draw:style-name="gr3" draw:text-style-name="P1" draw:layer="layout" svg:x1="9cm" svg:y1="11.75cm" svg:x2="10.623cm" svg:y2="14cm" draw:start-shape="id14" draw:start-glue-point="7" draw:end-shape="id13" draw:end-glue-point="0" svg:d="m9000 11750h1623v2250">
          <text:p/>
        </draw:connector>
        <draw:connector draw:style-name="gr3" draw:text-style-name="P1" draw:layer="layout" svg:x1="16.469cm" svg:y1="15.218cm" svg:x2="10.876cm" svg:y2="16.489cm" draw:start-shape="id10" draw:start-glue-point="2" draw:end-shape="id2" svg:d="m16469 15218v636h-5593v635">
          <text:p/>
        </draw:connector>
        <draw:connector draw:style-name="gr4" draw:text-style-name="P1" draw:layer="layout" svg:x1="16.469cm" svg:y1="8.124cm" svg:x2="16.469cm" svg:y2="8.599cm" draw:start-shape="id7" draw:start-glue-point="6" draw:end-shape="id12" draw:end-glue-point="0" svg:d="m16469 8124v475">
          <text:p/>
        </draw:connector>
        <draw:connector draw:style-name="gr4" draw:text-style-name="P1" draw:layer="layout" svg:x1="16.469cm" svg:y1="9.411cm" svg:x2="16.469cm" svg:y2="9.887cm" draw:start-shape="id12" draw:start-glue-point="2" draw:end-shape="id8" draw:end-glue-point="4" svg:d="m16469 9411v4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orname nachname</meta:initial-creator>
    <meta:creation-date>2011-03-18T16:39:31.31</meta:creation-date>
    <dc:date>2011-03-22T18:16:32.93</dc:date>
    <dc:creator>vorname nachname</dc:creator>
    <meta:editing-duration>PT15M15S</meta:editing-duration>
    <meta:editing-cycles>3</meta:editing-cycles>
    <meta:generator>OpenOffice.org/3.3$Win32 OpenOffice.org_project/330m20$Build-9567</meta:generator>
    <meta:document-statistic meta:object-count="34"/>
  </office:meta>
</office:document-meta>
</file>